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svg:stroke-color="#000000" draw:marker-end="Arrow" draw:textarea-vertical-align="middle"/>
    </style:style>
    <style:style style:name="gr3" style:family="graphic" style:parent-style-name="standard">
      <style:graphic-properties svg:stroke-color="#000000" draw:fill="solid" draw:fill-color="#e1e1e1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e1e1e1" draw:textarea-horizontal-align="justify" draw:textarea-vertical-align="middle" draw:auto-grow-height="false" fo:min-height="1.25cm" fo:min-width="5.5cm"/>
    </style:style>
    <style:style style:name="gr5" style:family="graphic" style:parent-style-name="standard">
      <style:graphic-properties svg:stroke-color="#000000" draw:fill="solid" draw:fill-color="#dcd066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dcb89" draw:textarea-horizontal-align="justify" draw:textarea-vertical-align="middle" draw:auto-grow-height="true" fo:min-height="0cm" fo:min-width="0cm" fo:wrap-option="wrap"/>
    </style:style>
    <style:style style:name="gr7" style:family="graphic" style:parent-style-name="standard">
      <style:graphic-properties svg:stroke-color="#000000" draw:fill="solid" draw:fill-color="#e1e1e1" draw:textarea-horizontal-align="justify" draw:textarea-vertical-align="middle" draw:auto-grow-height="true" fo:min-height="0cm" fo:min-width="0cm" fo:wrap-option="wrap"/>
    </style:style>
    <style:style style:name="gr8" style:family="graphic" style:parent-style-name="standard">
      <style:graphic-properties svg:stroke-color="#000000" draw:fill="solid" draw:fill-color="#81abd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9dcb8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dcd066" draw:textarea-horizontal-align="justify" draw:textarea-vertical-align="middle" draw:auto-grow-height="true" fo:min-height="0cm" fo:min-width="0cm" fo:wrap-option="wrap"/>
    </style:style>
    <style:style style:name="gr11" style:family="graphic" style:parent-style-name="standard">
      <style:graphic-properties svg:stroke-width="0.1cm" svg:stroke-color="#000000" draw:marker-start-width="0.35cm" draw:marker-end="Arrow" draw:marker-end-width="0.35cm" draw:fill="none" draw:fill-color="#c0741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marker-end="Arrow" draw:fill="solid" draw:fill-color="#ffffff" draw:textarea-horizontal-align="left" draw:auto-grow-height="true" draw:auto-grow-width="true" fo:min-height="0.713cm" fo:min-width="4.743cm"/>
    </style:style>
    <style:style style:name="gr13" style:family="graphic" style:parent-style-name="standard">
      <style:graphic-properties svg:stroke-color="#000000" draw:marker-end="Arrow" draw:fill="solid" draw:fill-color="#9dcb89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marker-end="Arrow" draw:fill="solid" draw:fill-color="#e1e1e1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marker-end="Arrow" draw:fill="solid" draw:fill-color="#dcd0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75cm" fo:min-width="6.153cm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75cm" fo:min-width="8.706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75cm" fo:min-width="15.162cm"/>
    </style:style>
    <style:style style:name="gr19" style:family="graphic" style:parent-style-name="standard">
      <style:graphic-properties svg:stroke-color="#000000" draw:marker-end="Arrow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75cm" fo:min-width="4.2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1e1e1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dcd0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9dcb89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81abd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c07413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9dcb89"/>
      <style:paragraph-properties fo:text-align="center"/>
    </style:style>
    <style:style style:name="P10" style:family="paragraph">
      <loext:graphic-properties draw:fill="solid" draw:fill-color="#e1e1e1"/>
      <style:paragraph-properties fo:text-align="center"/>
    </style:style>
    <style:style style:name="P11" style:family="paragraph">
      <loext:graphic-properties draw:fill="solid" draw:fill-color="#dcd066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21cm" svg:y1="2.44cm" svg:x2="16.499cm" svg:y2="9cm" draw:start-shape="id1" draw:start-glue-point="3" draw:end-shape="id2" draw:end-glue-point="4" svg:d="M21000 2440h-4501v6560" svg:viewBox="0 0 4502 6561">
          <text:p/>
        </draw:connector>
        <draw:connector draw:style-name="gr2" draw:text-style-name="P2" draw:layer="layout" draw:line-skew="-1.75cm" svg:x1="4.5cm" svg:y1="3.5cm" svg:x2="12.501cm" svg:y2="9cm" draw:start-shape="id3" draw:start-glue-point="2" draw:end-shape="id2" draw:end-glue-point="5" svg:d="M4500 3500v1000h8001v4500" svg:viewBox="0 0 8002 5501">
          <text:p/>
        </draw:connector>
        <draw:custom-shape draw:style-name="gr3" draw:text-style-name="P3" xml:id="id3" draw:id="id3" draw:layer="layout" svg:width="7cm" svg:height="1.5cm" svg:x="1cm" svg:y="2cm">
          <text:p text:style-name="P2"><text:span text:style-name="T1">Marques de PIBI</text:span></text:p>
          <text:p text:style-name="P2"><text:span text:style-name="T2">type_hydrant_marque.cs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6cm" svg:height="1.5cm" svg:x="10cm" svg:y="2cm">
          <draw:glue-point draw:id="4" svg:x="0.833cm" svg:y="5cm"/>
          <text:p text:style-name="P2"><text:span text:style-name="T1">Modèles de PIBI</text:span></text:p>
          <text:p text:style-name="P2"><text:span text:style-name="T2">type_hydrant_modele.cs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7cm" svg:height="1.5cm" svg:x="11cm" svg:y="12cm">
          <draw:glue-point draw:id="4" svg:x="-3.571cm" svg:y="5cm"/>
          <draw:glue-point draw:id="5" svg:x="3.571cm" svg:y="5cm"/>
          <draw:glue-point draw:id="6" svg:x="-5cm" svg:y="-1.666cm"/>
          <draw:glue-point draw:id="7" svg:x="-5cm" svg:y="1.666cm"/>
          <draw:glue-point draw:id="8" svg:x="-4.285cm" svg:y="-5cm"/>
          <draw:glue-point draw:id="9" svg:x="-2.857cm" svg:y="-5cm"/>
          <draw:glue-point draw:id="10" svg:x="-1.428cm" svg:y="-5cm"/>
          <draw:glue-point draw:id="11" svg:x="-2.142cm" svg:y="5cm"/>
          <draw:glue-point draw:id="12" svg:x="-1.428cm" svg:y="5cm"/>
          <text:p text:style-name="P2"><text:span text:style-name="T1">PENA</text:span></text:p>
          <text:p text:style-name="P2"><text:span text:style-name="T2">pena.sh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003cm" svg:height="1.119cm" svg:x="20cm" svg:y="15.381cm">
          <text:p text:style-name="P2"><text:span text:style-name="T1">Positionnement PENA</text:span></text:p>
          <text:p text:style-name="P2"><text:span text:style-name="T2">type_hydrant_positionnement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7cm" svg:height="1.119cm" svg:x="17.5cm" svg:y="17.881cm">
          <text:p text:style-name="P2"><text:span text:style-name="T1">Type de matériau pour les PENA</text:span></text:p>
          <text:p text:style-name="P2"><text:span text:style-name="T2">type_hydrant_materiau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7cm" svg:height="1.593cm" svg:x="14cm" svg:y="19.907cm">
          <text:p text:style-name="P2"><text:span text:style-name="T1">Indication des volumes disponibles pour les PENA</text:span></text:p>
          <text:p text:style-name="P2"><text:span text:style-name="T2">type_hydrant_vol_constate.cs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7cm" svg:height="1.5cm" svg:x="1cm" svg:y="12.5cm">
          <text:p text:style-name="P2"><text:span text:style-name="T1">Domaine</text:span></text:p>
          <text:p text:style-name="P2"><text:span text:style-name="T2">type_hydrant_domaine.csv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8" draw:id="id18" draw:layer="layout" svg:width="7cm" svg:height="1.5cm" svg:x="1cm" svg:y="16.5cm">
          <text:p text:style-name="P2"><text:span text:style-name="T1">Organisme</text:span></text:p>
          <text:p text:style-name="P2"><text:span text:style-name="T2">organisme.csv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7" draw:id="id17" draw:layer="layout" svg:width="7cm" svg:height="1.5cm" svg:x="1cm" svg:y="14.5cm">
          <text:p text:style-name="P2"><text:span text:style-name="T1">Commune</text:span></text:p>
          <text:p text:style-name="P2"><text:span text:style-name="T2">commune.sh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7cm" svg:height="1.463cm" svg:x="1cm" svg:y="10.537cm">
          <text:p text:style-name="P2"><text:span text:style-name="T1">Natures de PEI</text:span></text:p>
          <text:p text:style-name="P2"><text:span text:style-name="T2">type_hydrant_nature.cs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7cm" svg:height="1.593cm" svg:x="21cm" svg:y="10.454cm">
          <text:p text:style-name="P2"><text:span text:style-name="T1">Association des anomalies aux PEI</text:span></text:p>
          <text:p text:style-name="P2"><text:span text:style-name="T2">hydrant_anomalie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7cm" svg:height="1.593cm" svg:x="21cm" svg:y="5.407cm">
          <text:p text:style-name="P2"><text:span text:style-name="T1">Groupe de types d’anomalies sur PEI</text:span></text:p>
          <text:p text:style-name="P2"><text:span text:style-name="T2">type_hydrant_critere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7cm" svg:height="1.593cm" svg:x="21cm" svg:y="7.907cm">
          <text:p text:style-name="P2"><text:span text:style-name="T1">Type d’anomalie possible sur un PEI</text:span></text:p>
          <text:p text:style-name="P2"><text:span text:style-name="T2">type_hydrant_anomalie.csv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15.94cm" svg:x2="16.999cm" svg:y2="13.5cm" draw:start-shape="id4" draw:start-glue-point="3" draw:end-shape="id5" draw:end-glue-point="5" svg:d="M20000 15940h-3001v-2440" svg:viewBox="0 0 3002 2441">
          <text:p/>
        </draw:connector>
        <draw:connector draw:style-name="gr2" draw:text-style-name="P2" draw:layer="layout" svg:x1="17.5cm" svg:y1="18.44cm" svg:x2="14.5cm" svg:y2="13.5cm" draw:start-shape="id6" draw:start-glue-point="3" draw:end-shape="id5" draw:end-glue-point="2" svg:d="M17500 18440h-3000v-4940" svg:viewBox="0 0 3001 4941">
          <text:p/>
        </draw:connector>
        <draw:connector draw:style-name="gr2" draw:text-style-name="P2" draw:layer="layout" svg:x1="14cm" svg:y1="20.703cm" svg:x2="12.001cm" svg:y2="13.5cm" draw:start-shape="id7" draw:start-glue-point="3" draw:end-shape="id5" draw:end-glue-point="4" svg:d="M14000 20703h-1999v-7203" svg:viewBox="0 0 2000 7204">
          <text:p/>
        </draw:connector>
        <draw:custom-shape draw:style-name="gr5" draw:text-style-name="P4" xml:id="id2" draw:id="id2" draw:layer="layout" svg:width="7cm" svg:height="1.5cm" svg:x="11cm" svg:y="9cm">
          <draw:glue-point draw:id="4" svg:x="2.857cm" svg:y="-5cm"/>
          <draw:glue-point draw:id="5" svg:x="-2.857cm" svg:y="-5cm"/>
          <draw:glue-point draw:id="6" svg:x="-4.285cm" svg:y="5cm"/>
          <draw:glue-point draw:id="7" svg:x="-3.571cm" svg:y="5cm"/>
          <draw:glue-point draw:id="8" svg:x="-2.857cm" svg:y="5cm"/>
          <draw:glue-point draw:id="9" svg:x="-1.428cm" svg:y="5cm"/>
          <draw:glue-point draw:id="10" svg:x="-2.142cm" svg:y="5cm"/>
          <draw:glue-point draw:id="11" svg:x="4.285cm" svg:y="-5cm"/>
          <draw:glue-point draw:id="12" svg:x="-1.428cm" svg:y="-5cm"/>
          <text:p text:style-name="P2"><text:span text:style-name="T1">PIBI</text:span></text:p>
          <text:p text:style-name="P2"><text:span text:style-name="T2">pibi.sh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499cm" svg:y1="3.5cm" svg:x2="13.501cm" svg:y2="9cm" draw:start-shape="id8" draw:start-glue-point="4" draw:end-shape="id2" draw:end-glue-point="12" svg:d="M13499 3500v2750h2v2750" svg:viewBox="0 0 3 5501">
          <text:p/>
        </draw:connector>
        <draw:connector draw:style-name="gr2" draw:text-style-name="P2" draw:layer="layout" svg:x1="24.5cm" svg:y1="7cm" svg:x2="24.5cm" svg:y2="7.907cm" draw:start-shape="id9" draw:start-glue-point="2" draw:end-shape="id10" draw:end-glue-point="0" svg:d="M24500 7000v907" svg:viewBox="0 0 1 908">
          <text:p/>
        </draw:connector>
        <draw:connector draw:style-name="gr2" draw:text-style-name="P2" draw:layer="layout" svg:x1="24.5cm" svg:y1="9.5cm" svg:x2="24.5cm" svg:y2="10.454cm" draw:start-shape="id10" draw:start-glue-point="2" draw:end-shape="id11" draw:end-glue-point="0" svg:d="M24500 9500v954" svg:viewBox="0 0 1 955">
          <text:p/>
        </draw:connector>
        <draw:connector draw:style-name="gr2" draw:text-style-name="P2" draw:layer="layout" svg:x1="14.5cm" svg:y1="12cm" svg:x2="14.5cm" svg:y2="10.5cm" draw:start-shape="id5" draw:start-glue-point="0" draw:end-shape="id2" svg:d="M14500 12000v-1500" svg:viewBox="0 0 1 1501">
          <text:p/>
        </draw:connector>
        <draw:custom-shape draw:style-name="gr9" draw:text-style-name="P5" xml:id="id14" draw:id="id14" draw:layer="layout" svg:width="7cm" svg:height="1.5cm" svg:x="1cm" svg:y="5.5cm">
          <text:p text:style-name="P2"><text:span text:style-name="T1">Diamètres pour les PI/BI/PA</text:span></text:p>
          <text:p text:style-name="P2"><text:span text:style-name="T2">type_hydrant_diametre.csv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cm" svg:y1="2.75cm" svg:x2="10cm" svg:y2="2.75cm" draw:start-shape="id3" draw:start-glue-point="1" draw:end-shape="id8" draw:end-glue-point="3" svg:d="M8000 2750h2000" svg:viewBox="0 0 2001 1">
          <text:p/>
        </draw:connector>
        <draw:custom-shape draw:style-name="gr3" draw:text-style-name="P3" xml:id="id13" draw:id="id13" draw:layer="layout" svg:width="7cm" svg:height="1.5cm" svg:x="1cm" svg:y="8cm">
          <text:p text:style-name="P2"><text:span text:style-name="T1">Combinaisons de diamètres</text:span></text:p>
          <text:p text:style-name="P2"><text:span text:style-name="T2">type_hydrant_diametre_nature.csv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5cm" svg:y1="10.537cm" svg:x2="4.5cm" svg:y2="9.5cm" draw:start-shape="id12" draw:start-glue-point="0" draw:end-shape="id13" draw:end-glue-point="2" svg:d="M4500 10537v-1037" svg:viewBox="0 0 1 1038">
          <text:p/>
        </draw:connector>
        <draw:connector draw:style-name="gr2" draw:text-style-name="P2" draw:layer="layout" svg:x1="4.5cm" svg:y1="7cm" svg:x2="4.5cm" svg:y2="8cm" draw:start-shape="id14" draw:start-glue-point="2" draw:end-shape="id13" draw:end-glue-point="0" svg:d="M4500 7000v1000" svg:viewBox="0 0 1 1001">
          <text:p/>
        </draw:connector>
        <draw:custom-shape draw:style-name="gr11" draw:text-style-name="P7" xml:id="id15" draw:id="id15" draw:layer="layout" svg:width="9cm" svg:height="6.5cm" svg:x="10cm" svg:y="8cm">
          <draw:glue-point draw:id="4" svg:x="-5cm" svg:y="1.153cm"/>
          <draw:glue-point draw:id="5" svg:x="-5cm" svg:y="2.692cm"/>
          <draw:glue-point draw:id="6" svg:x="-5cm" svg:y="4.23cm"/>
          <draw:glue-point draw:id="7" svg:x="-3.888cm" svg:y="5cm"/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243cm" svg:height="0.963cm" svg:x="10.474cm" svg:y="7.5cm">
          <draw:text-box>
            <text:p>PEI (pibi + pena)</text:p>
          </draw:text-box>
        </draw:frame>
        <draw:connector draw:style-name="gr2" draw:text-style-name="P2" draw:layer="layout" svg:x1="19cm" svg:y1="11.25cm" svg:x2="21cm" svg:y2="11.25cm" draw:start-shape="id15" draw:start-glue-point="1" draw:end-shape="id11" draw:end-glue-point="3" svg:d="M19000 11250h2000" svg:viewBox="0 0 2001 1">
          <text:p/>
        </draw:connector>
        <draw:connector draw:style-name="gr2" draw:text-style-name="P2" draw:layer="layout" svg:x1="8cm" svg:y1="6.25cm" svg:x2="11cm" svg:y2="9.75cm" draw:start-shape="id14" draw:start-glue-point="1" draw:end-shape="id2" draw:end-glue-point="3" svg:d="M8000 6250h1500v3500h1500" svg:viewBox="0 0 3001 3501">
          <text:p/>
        </draw:connector>
        <draw:connector draw:style-name="gr2" draw:text-style-name="P2" draw:layer="layout" svg:x1="8cm" svg:y1="11.268cm" svg:x2="10cm" svg:y2="11.25cm" draw:start-shape="id12" draw:start-glue-point="1" draw:end-shape="id15" draw:end-glue-point="3" svg:d="M8000 11268h976v-18h1024" svg:viewBox="0 0 2001 19">
          <text:p/>
        </draw:connector>
        <draw:connector draw:style-name="gr2" draw:text-style-name="P2" draw:layer="layout" svg:x1="8cm" svg:y1="13.25cm" svg:x2="10cm" svg:y2="11.999cm" draw:start-shape="id16" draw:start-glue-point="1" draw:end-shape="id15" draw:end-glue-point="4" svg:d="M8000 13250h976v-1251h1024" svg:viewBox="0 0 2001 1252">
          <text:p/>
        </draw:connector>
        <draw:connector draw:style-name="gr2" draw:text-style-name="P2" draw:layer="layout" svg:x1="8cm" svg:y1="15.25cm" svg:x2="10cm" svg:y2="12.999cm" draw:start-shape="id17" draw:start-glue-point="1" draw:end-shape="id15" draw:end-glue-point="5" svg:d="M8000 15250h976v-2251h1024" svg:viewBox="0 0 2001 2252">
          <text:p/>
        </draw:connector>
        <draw:connector draw:style-name="gr2" draw:text-style-name="P2" draw:layer="layout" svg:x1="8cm" svg:y1="17.25cm" svg:x2="10cm" svg:y2="13.999cm" draw:start-shape="id18" draw:start-glue-point="1" draw:end-shape="id15" draw:end-glue-point="6" svg:d="M8000 17250h976v-3251h1024" svg:viewBox="0 0 2001 3252">
          <text:p/>
        </draw:connector>
        <draw:custom-shape draw:style-name="gr13" draw:text-style-name="P9" draw:layer="layout" svg:width="1cm" svg:height="0.5cm" svg:x="1.287cm" svg:y="20.8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0.5cm" svg:x="1.287cm" svg:y="21.8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5cm" svg:x="1.287cm" svg:y="22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6.653cm" svg:height="0.725cm" svg:x="2.287cm" svg:y="20.775cm">
          <draw:text-box>
            <text:p><text:span text:style-name="T1">Données de référence imposées</text:span></text:p>
          </draw:text-box>
        </draw:frame>
        <draw:frame draw:style-name="gr17" draw:text-style-name="P12" draw:layer="layout" svg:width="9.206cm" svg:height="0.725cm" svg:x="2.287cm" svg:y="21.775cm">
          <draw:text-box>
            <text:p><text:span text:style-name="T1">Données de référence adaptables par le SDIS</text:span></text:p>
          </draw:text-box>
        </draw:frame>
        <draw:frame draw:style-name="gr18" draw:text-style-name="P12" draw:layer="layout" svg:width="15.662cm" svg:height="0.725cm" svg:x="2.287cm" svg:y="22.775cm">
          <draw:text-box>
            <text:p><text:span text:style-name="T1">Données spécifiques au SDIS (caractéristiques des PEI et anomalies associées)</text:span></text:p>
          </draw:text-box>
        </draw:frame>
        <draw:custom-shape draw:style-name="gr19" draw:text-style-name="P2" draw:layer="layout" svg:width="1cm" svg:height="0.5cm" svg:x="1.287cm" svg:y="23.887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4.757cm" svg:height="0.725cm" svg:x="2.287cm" svg:y="23.775cm">
          <draw:text-box>
            <text:p><text:span text:style-name="T1">Données élémentaires</text:span></text:p>
          </draw:text-box>
        </draw:frame>
        <draw:custom-shape draw:style-name="gr7" draw:text-style-name="P3" xml:id="id1" draw:id="id1" draw:layer="layout" svg:width="7cm" svg:height="1.119cm" svg:x="21cm" svg:y="1.881cm">
          <text:p text:style-name="P2"><text:span text:style-name="T1">Type de canalisation PIBI</text:span></text:p>
          <text:p text:style-name="P2"><text:span text:style-name="T2">type_hydrant_canalisation.csv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9" draw:id="id19" draw:layer="layout" svg:width="7cm" svg:height="1.119cm" svg:x="1cm" svg:y="18.381cm">
          <text:p text:style-name="P2"><text:span text:style-name="T1">Type d’hydrant DECI</text:span></text:p>
          <text:p text:style-name="P2"><text:span text:style-name="T2">type_hydrant_deci.csv 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8cm" svg:y1="18.94cm" svg:x2="11.001cm" svg:y2="14.5cm" draw:start-shape="id19" draw:start-glue-point="1" draw:end-shape="id15" draw:end-glue-point="7" svg:d="M8000 18940h3001v-4440" svg:viewBox="0 0 3002 4441">
          <text:p/>
        </draw:connector>
        <draw:custom-shape draw:style-name="gr7" draw:text-style-name="P3" xml:id="id20" draw:id="id20" draw:layer="layout" svg:width="7cm" svg:height="1.119cm" svg:x="21cm" svg:y="3.5cm">
          <text:p text:style-name="P2"><text:span text:style-name="T1">Type hydrant réseau PIBI</text:span></text:p>
          <text:p text:style-name="P2"><text:span text:style-name="T2">type_hydrant_reseau.csv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cm" svg:y1="4.059cm" svg:x2="17.499cm" svg:y2="9cm" draw:start-shape="id20" draw:start-glue-point="3" draw:end-shape="id2" draw:end-glue-point="11" svg:d="M21000 4059h-3501v4941" svg:viewBox="0 0 3502 49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.817cm" fo:margin-left="1cm" fo:margin-right="1cm" fo:page-width="29.7cm" fo:page-height="2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dric DARBON</meta:initial-creator>
    <meta:creation-date>2017-11-24T09:57:30.301000000</meta:creation-date>
    <dc:date>2018-12-07T11:02:39.055479651</dc:date>
    <meta:editing-duration>PT1H3M50S</meta:editing-duration>
    <meta:editing-cycles>12</meta:editing-cycles>
    <meta:generator>LibreOffice/6.0.6.2$Linux_X86_64 LibreOffice_project/00m0$Build-2</meta:generator>
    <meta:document-statistic meta:object-count="49"/>
  </office:meta>
</office:document-meta>
</file>